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593d" officeooo:paragraph-rsid="000f593d"/>
    </style:style>
    <style:style style:name="P2" style:family="paragraph" style:parent-style-name="Standard">
      <style:paragraph-properties fo:text-align="start" style:justify-single-word="false"/>
      <style:text-properties officeooo:rsid="000f593d" officeooo:paragraph-rsid="000f593d"/>
    </style:style>
    <style:style style:name="P3" style:family="paragraph" style:parent-style-name="Standard">
      <style:paragraph-properties fo:text-align="start" style:justify-single-word="false"/>
      <style:text-properties officeooo:rsid="00113875" officeooo:paragraph-rsid="00113875"/>
    </style:style>
    <style:style style:name="P4" style:family="paragraph" style:parent-style-name="Standard">
      <style:paragraph-properties fo:text-align="start" style:justify-single-word="false"/>
      <style:text-properties fo:color="#d4d4d4" style:font-name="Droid Sans Mono" fo:font-size="12.75pt" fo:font-weight="normal" officeooo:rsid="00113875" officeooo:paragraph-rsid="00113875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-24(Router links)</text:p>
      <text:p text:style-name="P2"/>
      <text:p text:style-name="P2">amra link korar purbe akta bisoy kheyal rakhbo amra jei file gulo sob somoy sokol page a chai , jemon </text:p>
      <text:p text:style-name="P2">navbar, Header,Footer, etc . Ai file gulo age App.vue mane master file e ene nibo. Then </text:p>
      <text:p text:style-name="P2"/>
      <text:p text:style-name="P2">&lt;router-view&gt;&lt;/router-view&gt; </text:p>
      <text:p text:style-name="P2">diye @yield er kaj korbo.</text:p>
      <text:p text:style-name="P2"/>
      <text:p text:style-name="P3">Routing likhar niyom:</text:p>
      <text:p text:style-name="P3"/>
      <text:p text:style-name="P3">One name url hole :</text:p>
      <text:p text:style-name="P4"><text:span text:style-name="T1">&lt;</text:span><text:span text:style-name="T2">li</text:span><text:span text:style-name="T1">&gt;&lt;</text:span><text:span text:style-name="T2">router-link</text:span> <text:span text:style-name="T3">to</text:span>=<text:span text:style-name="T4">'/about'</text:span><text:span text:style-name="T1">&gt;</text:span>about<text:span text:style-name="T1">&lt;/</text:span><text:span text:style-name="T2">router-link</text:span><text:span text:style-name="T1">&gt;&lt;/</text:span><text:span text:style-name="T2">li</text:span><text:span text:style-name="T1">&gt;</text:span></text:p>
      <text:p text:style-name="P4"><text:span text:style-name="T1"/></text:p>
      <text:p text:style-name="P4"><text:span text:style-name="T1"/></text:p>
      <text:p text:style-name="P3">dinamic name url hole:</text:p>
      <text:p text:style-name="P3"/>
      <text:p text:style-name="P4"><text:span text:style-name="T1">&lt;</text:span><text:span text:style-name="T2">li</text:span><text:span text:style-name="T1">&gt;&lt;</text:span><text:span text:style-name="T2">router-link</text:span> :<text:span text:style-name="T3">to</text:span>="{<text:span text:style-name="T3">name:</text:span><text:span text:style-name="T4">'contact'</text:span>}"<text:span text:style-name="T4">"&gt;contact&lt;/router-link&gt;&lt;/li&gt;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1:26:24.022428821</meta:creation-date>
    <dc:date>2020-04-22T01:40:45.801004666</dc:date>
    <meta:editing-duration>PT4M11S</meta:editing-duration>
    <meta:editing-cycles>1</meta:editing-cycles>
    <meta:document-statistic meta:table-count="0" meta:image-count="0" meta:object-count="0" meta:page-count="1" meta:paragraph-count="10" meta:word-count="60" meta:character-count="444" meta:non-whitespace-character-count="391"/>
    <meta:generator>LibreOffice/6.0.7.3$Linux_X86_64 LibreOffice_project/00m0$Build-3</meta:generator>
  </office:meta>
</office:document-meta>
</file>